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automatic-styles>
    <style:style style:name="P1" style:family="paragraph" style:parent-style-name="Header">
      <style:text-properties style:font-name="Times New Roman" officeooo:paragraph-rsid="000be281"/>
    </style:style>
    <style:style style:name="P2" style:family="paragraph" style:parent-style-name="Work_20_cited">
      <style:text-properties fo:font-style="normal" officeooo:rsid="0014d752" officeooo:paragraph-rsid="00177046" style:font-style-asian="normal" style:font-style-complex="normal"/>
    </style:style>
    <style:style style:name="P3" style:family="paragraph" style:parent-style-name="Work_20_cited">
      <style:text-properties officeooo:rsid="0014d752" officeooo:paragraph-rsid="00177046"/>
    </style:style>
    <style:style style:name="P4" style:family="paragraph" style:parent-style-name="Works_20_Cited_20__28_Page_20_Title_29_">
      <style:paragraph-properties fo:break-before="page"/>
      <style:text-properties officeooo:rsid="0014d752" officeooo:paragraph-rsid="00177046"/>
    </style:style>
    <style:style style:name="P5" style:family="paragraph" style:parent-style-name="Work_20_cited">
      <style:text-properties officeooo:rsid="00177046" officeooo:paragraph-rsid="00177046"/>
    </style:style>
    <style:style style:name="P6" style:family="paragraph" style:parent-style-name="Research_20_Paper_20_Title">
      <style:text-properties officeooo:rsid="00177046" officeooo:paragraph-rsid="001d6bc4"/>
    </style:style>
    <style:style style:name="P7" style:family="paragraph" style:parent-style-name="Research_20_paper_20_contents">
      <style:text-properties officeooo:paragraph-rsid="001d6bc4"/>
    </style:style>
    <style:style style:name="T1" style:family="text">
      <style:text-properties fo:font-size="12pt" style:font-size-asian="12pt" style:font-name-complex="Times New Roman" style:font-size-complex="12pt"/>
    </style:style>
    <style:style style:name="T2" style:family="text">
      <style:text-properties fo:font-size="12pt" officeooo:rsid="00177046"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1f587" style:font-style-asian="normal" style:font-style-complex="normal"/>
    </style:style>
    <style:style style:name="T7" style:family="text">
      <style:text-properties fo:font-style="normal" officeooo:rsid="00177046" style:font-style-asian="normal" style:font-style-complex="normal"/>
    </style:style>
    <style:style style:name="T8" style:family="text">
      <style:text-properties fo:font-style="normal" officeooo:rsid="0018f9c2" style:font-style-asian="normal" style:font-style-complex="normal"/>
    </style:style>
    <style:style style:name="T9" style:family="text">
      <style:text-properties fo:font-style="normal" officeooo:rsid="001a7121" style:font-style-asian="normal" style:font-style-complex="normal"/>
    </style:style>
    <style:style style:name="T10" style:family="text">
      <style:text-properties fo:font-style="normal" officeooo:rsid="001d6bc4" style:font-style-asian="normal" style:font-style-complex="normal"/>
    </style:style>
    <style:style style:name="T11" style:family="text">
      <style:text-properties officeooo:rsid="00147f2b"/>
    </style:style>
    <style:style style:name="T12" style:family="text">
      <style:text-properties officeooo:rsid="00177046"/>
    </style:style>
    <style:style style:name="T13" style:family="text">
      <style:text-properties officeooo:rsid="0021f587"/>
    </style:style>
    <style:style style:name="T14" style:family="text">
      <style:text-properties officeooo:rsid="001a7121"/>
    </style:style>
    <style:style style:name="T15" style:family="text">
      <style:text-properties officeooo:rsid="000e274e"/>
    </style:style>
    <style:style style:name="T16" style:family="text">
      <style:text-properties officeooo:rsid="001bcb96"/>
    </style:style>
    <style:style style:name="T17" style:family="text">
      <style:text-properties officeooo:rsid="001d6bc4"/>
    </style:style>
    <style:style style:name="T18" style:family="text">
      <style:text-properties officeooo:rsid="001edd4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3 <text:span text:style-name="T18">March</text:span> 2023</text:p>
      <text:p text:style-name="P6">Love <text:span text:style-name="T17">&amp; </text:span>Ecstasy: The Universal <text:span text:style-name="T14">Will, </text:span>the Individual Experience. <text:span text:style-name="T17">and The Community Between.</text:span></text:p>
      <text:p text:style-name="P7"><text:span text:style-name="T14">Three of the most famous of the Greek words for love are Eros, sensual or passionate love, </text:span><text:span text:style-name="T17">s</text:span><text:span text:style-name="T14">torge, familial or natural love, and </text:span><text:span text:style-name="T17">p</text:span><text:span text:style-name="T14">hilia, friendship or brotherly love. These all emanate from a connection between people. However “love,” especially in </text:span><text:span text:style-name="T16">the </text:span><text:span text:style-name="T14">monolithic English tetragram, transcends the particularities of any of those connections. For as long as poets, philosophers, and theologians, have waxed poetic about what </text:span><text:span text:style-name="T16">capital L </text:span><text:span text:style-name="T14">“</text:span><text:span text:style-name="T16">L</text:span><text:span text:style-name="T14">ove” truly is, a total consensus is still yet to be reached. A relative new comer to this conversation is </text:span>American positive psychologist Barbara Fredrickson, <text:span text:style-name="T14">who </text:span>writes about <text:span text:style-name="T14">the biomechanics of </text:span>love in <text:span text:style-name="T4">Love 2.0</text:span>. <text:span text:style-name="T14">Another author, American philosopher and professor Alva Noë, writes about love from the perspective of pop music, in “</text:span><text:span text:style-name="T9">Air Guitar Style</text:span><text:span text:style-name="T7">s.”</text:span><text:span text:style-name="T14"> Both of these authors go in depth about the conditions and processes of their respective topic. </text:span>These are complex phenomenon, <text:span text:style-name="T14">similar </text:span><text:span text:style-name="T12">to </text:span>those described by American science author Steven Johnson in “<text:span text:style-name="T5">Myth of the Ant Queen.” </text:span><text:span text:style-name="T10">All three point, though through different means, and a broader idea of “love” than told in the common use of the word.</text:span><text:span text:style-name="T5"> </text:span><text:span text:style-name="T17">The transcendent ideal </text:span><text:span text:style-name="T14">“love” </text:span><text:span text:style-name="T17">is a</text:span><text:span text:style-name="T14"> </text:span><text:span text:style-name="T15">synchronization, </text:span><text:span text:style-name="T17">or union.</text:span><text:span text:style-name="T14"> </text:span><text:span text:style-name="T17">of individual, and is encouraged through patterns in biology. </text:span><text:span text:style-name="T14">This reveal</text:span><text:span text:style-name="T16">s</text:span><text:span text:style-name="T14"> “love” as a universal will to unite in harmony, </text:span><text:span text:style-name="T17">and tribes as a manifestation of that will. </text:span></text:p>
      <text:p text:style-name="P7"><text:span text:style-name="T17">A tribe is a a cohesive group of people. Often dismayed as brutish group-think, the natural law of “love” cultivates tribes, and affirms them as a force for mutual support and joy. Emotions</text:span><text:span text:style-name="T14"> </text:span><text:span text:style-name="T17">that are commonly associated with love</text:span><text:span text:style-name="T14">, such as </text:span><text:span text:style-name="T17">joy, </text:span><text:span text:style-name="T14">lust, or admiration, are </text:span><text:soft-page-break/><text:span text:style-name="T16">situational, </text:span><text:span text:style-name="T17">individual, </text:span><text:span text:style-name="T16">and </text:span><text:span text:style-name="T14">not universal. <text:s/>“</text:span><text:span text:style-name="T17">Love”’s nature is resonant. T</text:span><text:span text:style-name="T14">here are certain mechanics of human physiology that make some kinds of action self-perpetuating</text:span><text:span text:style-name="T16">. </text:span>Fredrickson writes that oxytocin “can jump the gap between people such that someone else's oxytocin flow can trigger your own. A biochemical synchrony can then emerge that supports mutual engagement, care, and responsiveness” (Fredrickson 128). <text:span text:style-name="T14">The hormone oxytocin </text:span><text:span text:style-name="T17">is </text:span><text:span text:style-name="T14">released when engaging in physical touch, eye contact, or even just when trusting another person. </text:span><text:span text:style-name="T17">H</text:span><text:span text:style-name="T14">owever, the release of oxytocin is also associated with triggering these behaviors. </text:span><text:span text:style-name="T16">When one has oxytocin stimulating activities done to them, they are likely to preform similar actions in return. </text:span><text:span text:style-name="T14">That is to say that human physiology naturally</text:span> forms a positive feedback <text:span text:style-name="T14">loop, </text:span><text:span text:style-name="T16">which favors bringing people into a similar state of mind. </text:span><text:span text:style-name="T14">This loop extends into all individuals involved. When engaged in the loop, the brains of individuals begin to have more similar chemical environments. There are many ways in which people are capable of forming this kind of harmony, however the human body has a natural</text:span><text:span text:style-name="T17">ly occurring</text:span><text:span text:style-name="T14"> “resonant frequency” for this kind of </text:span><text:span text:style-name="T16">harmony. This harmony is “Love,” in the ideal sense. It resonate person to person, as seen with oxytocin studies, however it can also resonate through a larger whole. </text:span>Noë <text:span text:style-name="T16">describes the </text:span>anecdotal, <text:span text:style-name="T16">or point of view,</text:span> experience of goers to such a concert, saying that they don’t talk about music, rather “They'll tell about the excitement, the thrill, the person or people on the stage, his or her sex appeal, how it felt to be there, in the presence of greatness, part of a crowd, a sense of connection to the star or to the audience” (Noë 168). <text:span text:style-name="T16">Concert goers aren’t gathered for a shared intellectual appreciation, rather concerts are a highly-sensory, </text:span>ecstatic experience. Unrecognized by the most of these individuals, <text:span text:style-name="T16">oxytocin likely plays a major role in cultivating </text:span>these experiences. <text:span text:style-name="T16">More broadly, </text:span>fans are having synchronous experiences, to the extent that they <text:span text:style-name="T17">conciously </text:span>feel like part of <text:span text:style-name="T12">a </text:span>tribe. <text:span text:style-name="T16">Fans share in their idolatry, often by mimicry of the idol: </text:span><text:soft-page-break/><text:span text:style-name="T16">dancing, playing air guitar, singing along. These actions </text:span><text:span text:style-name="T17">resonate with the crowed, and between fans. It </text:span><text:span text:style-name="T16">cause</text:span><text:span text:style-name="T17">s </text:span><text:span text:style-name="T16">the fans’ ecstatic experience of </text:span><text:span text:style-name="T17">joy, </text:span><text:span text:style-name="T16">belonging, </text:span><text:span text:style-name="T17">mutual care and respect, </text:span><text:span text:style-name="T16">oneness, and ultimately love. </text:span>The word resonance comes from the Latin resonanare: literally re (back or again) sonare (emit sound), meaning resound or echo . “Love” is the out come of unity. When nature reproduces patterns, such as oxytocin inducing oxytocin stimulating behaviors, that is a tendency for nature to favor “love.” In other words, the agenda of nature is often “love.” This <text:span text:style-name="T17">is the case </text:span>with pop fans. <text:span text:style-name="T17">It also</text:span> is the mechanism for the similar qualities of pop fans, and thereby the mechanism though which unconnected fans can become a unified tribe.</text:p>
      <text:p text:style-name="P7"><text:span text:style-name="T17">A community that is tightly supported with “love” will be made stronger because of it. Identifying the strengths of communities, therefore, is one way to find “love.” Infamous </text:span>the U.K. has <text:span text:style-name="T17">historically, and still presently though to the same extent, </text:span>enforced an anti-LGBT social status. However, in Manchester, there is a place known as the Gay Village. <text:span text:style-name="T17">Johnson states that “there are reports dating back to the mid-nineteenth century of men cruising </text:span>other men on thes<text:span text:style-name="T17">e</text:span> blocks, looking for casual sex, more lasting relationships, or even just the camaraderie of shared identity at a time when that identity dared not speak its name” <text:span text:style-name="T17">(Johnson 195). The Gay Village, before it was open about itself, was a covert community, where individuals had to depend on each other due to pervasive homophobia. It is easy to expect gay men to find each other, and experience eros, phila, and even storge with each other. Examining the individual anecdotal experience, there </text:span><text:span text:style-name="T12">are</text:span><text:span text:style-name="T17"> pragmatic factors which lead them to choose this street, and biological factors which lead them to choose to go to any street. Their experiences are no doubt filled with nervousness, excitement, fear, and joy. However there is also a pattern that is larger than any individual, that of the community, or rather, that of the tribe. Gay Mancunians have gone to the same street corner for hundreds of years, that is, bringing themselves into a kind of union with </text:span><text:soft-page-break/><text:span text:style-name="T17">other Gay Mancunians. Being with other members of the same community, and engaging in the same activities is a </text:span>kind of synchronization. <text:span text:style-name="T17">This pattern is sustained for a long time, like the resonant frequency of a large echoing room. These </text:span>Mancunians <text:span text:style-name="T17">are </text:span>agents <text:span text:style-name="T17">of a “</text:span>love” system, <text:span text:style-name="T17">each individual sending out small sounds, which echo and join together, compounding on the “resonant frequency” of their environment. Fredrickson writes that “love” systems</text:span> “shape your motives and behaviors in subtle ways, yet ultimately, their actions serve to strengthen your relationships and knit you in closer to the social fabric of life” <text:span text:style-name="T11">(Fredrickson 122). </text:span><text:span text:style-name="T17">T</text:span>he <text:span text:style-name="T17">small phenomena </text:span>of <text:span text:style-name="T17">a</text:span> “love” system’s components influence the actions of the whole <text:span text:style-name="T17">and to so to </text:span><text:span text:style-name="T12">favor </text:span>strong relationships and a stable social reality. <text:span text:style-name="T17">These are symptoms that can be considered the results of union, and shows that those particular “resonances” are indeed those of “love.” Therefore, if a system works to bring individuals into union, and the outcomes tend to be strong relationships and stable social fabric, its likely that “love” is found within the system, if it is not the principal nature of the system. Gay Mancunians ability to resist state violence acts as a testament to the strength of their community, and reveals the effectiveness and prevalence of love. Looking at the Gay Village and </text:span>pop concerts <text:span text:style-name="T17">side by side</text:span>, <text:span text:style-name="T17">b</text:span>oth feature groups of individuals, who <text:span text:style-name="T17">come together because of a common cause, and then become similar because of common action. Ultimately, they both </text:span>form a resonance <text:span text:style-name="T17">of</text:span> “love,” <text:span text:style-name="T17">and result in strong community bonds. </text:span></text:p>
      <text:p text:style-name="P7"><text:span text:style-name="T17">From a particular anecdotal perspective, love is experienced as ecstatic experiences: the rush of arousal, the thrill of a crowd, or the awe of true comradery</text:span>. Truely, this kind of love does transcend the typical uses of the word, such as for affection, attraction, <text:span text:style-name="T12">or ecstasy</text:span>. “<text:span text:style-name="T17">Love” begins as an inclination on one individual, spurring them to take action in the likeness of others. This union is “love,” and it causes both the anecdotal experience, and the subsistent resonance. In that </text:span><text:soft-page-break/><text:span text:style-name="T17">resonance, trust, care, and mutual support are the default methods of operation, which instigate firth moments of “love.” This pattern is now being scientifically described, grounding and elaborating upon the phenomena. It has been found that the universe has a tendency, or one could say a soft spot, for “love.”</text:span></text:p>
      <text:p text:style-name="P4">Works Cited</text:p>
      <text:p text:style-name="P5">Fredrickson, Barbara, <text:span text:style-name="T4">Love 2.0</text:span><text:span text:style-name="T5">, </text:span><text:span text:style-name="T8">2023. </text:span><text:span text:style-name="T5">New York: Hudson Street Press. </text:span><text:span text:style-name="T8">pp.117-140.</text:span></text:p>
      <text:p text:style-name="P3">Noë, Alva, “<text:span text:style-name="T5">Air Guitar Style.” </text:span><text:span text:style-name="T6">Strange Tools</text:span><text:span text:style-name="T5">: </text:span><text:span text:style-name="T6">art and Human Nature, Hill and Wang, 2015. pp.190-201.</text:span></text:p>
      <text:p text:style-name="P2">Johnson, Steven., “Myth of The Ant Queen”. <text:span text:style-name="T13">Emergence: The Connected Lives of Ants, Brains, Cities, and Software, Scribner, 2004, pp 187-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3-03T21:05:41.831408152</dc:date>
    <meta:editing-duration>P2DT7H17M56S</meta:editing-duration>
    <meta:editing-cycles>22</meta:editing-cycles>
    <meta:generator>LibreOffice/7.5.0.3$Linux_X86_64 LibreOffice_project/50$Build-3</meta:generator>
    <meta:document-statistic meta:table-count="0" meta:image-count="0" meta:object-count="0" meta:page-count="6" meta:paragraph-count="14" meta:word-count="1433" meta:character-count="8874" meta:non-whitespace-character-count="7451"/>
  </office:meta>
</office:document-meta>
</file>